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style:font-size-asian="25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style:text-underline-style="none" style:font-size-asian="15pt" style:font-style-asian="normal" style:font-size-complex="15pt" style:font-style-complex="normal"/>
    </style:style>
    <style:style style:name="P9" style:family="paragraph" style:parent-style-name="Standard">
      <style:text-properties style:text-underline-style="non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start" style:justify-single-word="false" fo:break-before="page"/>
      <style:text-properties fo:font-size="15pt" style:text-underline-style="solid" style:text-underline-width="auto" style:text-underline-color="font-color" style:font-size-asian="15pt" style:font-size-complex="15pt"/>
    </style:style>
    <style:style style:name="T1" style:family="text">
      <style:text-properties fo:font-size="15pt" style:text-underline-style="none" style:font-size-asian="15pt" style:font-size-complex="15pt"/>
    </style:style>
    <style:style style:name="T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ekst Adventure Psudo Code</text:p>
      <text:p text:style-name="P2">Game Flow</text:p>
      <text:p text:style-name="P3">Read out location description.</text:p>
      <text:p text:style-name="P3">Present options.</text:p>
      <text:p text:style-name="P3">Player picks option.</text:p>
      <text:p text:style-name="P3">Execute option</text:p>
      <text:p text:style-name="P3"/>
      <text:p text:style-name="P2">Scripts</text:p>
      <text:p text:style-name="P2">Node_Controller</text:p>
      <text:p text:style-name="P7">Functions</text:p>
      <text:list xml:id="list2505522293275534325" text:style-name="L1">
        <text:list-item>
          <text:p text:style-name="P5">Tell the player what is in the north, east, south and westen directions.</text:p>
        </text:list-item>
        <text:list-item>
          <text:p text:style-name="P5">Present the player options as to where they can go and what they can do. </text:p>
        </text:list-item>
        <text:list-item>
          <text:p text:style-name="P5">Move to the required node.</text:p>
        </text:list-item>
      </text:list>
      <text:p text:style-name="P4"/>
      <text:p text:style-name="P7">Opening Description</text:p>
      <text:p text:style-name="P4">Read out what is to the north south east and west.</text:p>
      <text:p text:style-name="P4">Run Set options to key comands</text:p>
      <text:p text:style-name="P7">Read Options</text:p>
      <text:p text:style-name="P4">Run Set options to key comands</text:p>
      <text:p text:style-name="P4">Read a list of options that are in line with the list.</text:p>
      <text:p text:style-name="P4">Present players with options</text:p>
      <text:p text:style-name="P4">Different Options Max Six Options</text:p>
      <text:list xml:id="list2733060684988312586" text:style-name="L2">
        <text:list-item>
          <text:p text:style-name="P6">Go North</text:p>
        </text:list-item>
        <text:list-item>
          <text:p text:style-name="P6">Go East</text:p>
        </text:list-item>
        <text:list-item>
          <text:p text:style-name="P6">Go South</text:p>
        </text:list-item>
        <text:list-item>
          <text:p text:style-name="P6">Go West</text:p>
        </text:list-item>
        <text:list-item>
          <text:p text:style-name="P6">Open Inventory</text:p>
        </text:list-item>
        <text:list-item>
          <text:p text:style-name="P6">Talk to NPC</text:p>
        </text:list-item>
        <text:list-item>
          <text:p text:style-name="P6">Investigate the area</text:p>
        </text:list-item>
      </text:list>
      <text:p text:style-name="P4"/>
      <text:p text:style-name="P4"/>
      <text:p text:style-name="P4"/>
      <text:p text:style-name="P7">Set Options to Key Comands</text:p>
      <text:p text:style-name="P8">Detect which options have have option text and place them in a list. </text:p>
      <text:p text:style-name="P4"/>
      <text:p text:style-name="P7"/>
      <text:p text:style-name="P12">Update//Waiting for player</text:p>
      <text:p text:style-name="P4">If we are waiting for the player to choose an option and they pick an option then</text:p>
      <text:p text:style-name="P4">run continue.</text:p>
      <text:p text:style-name="P4"/>
      <text:p text:style-name="Standard"><text:span text:style-name="T1">If we are waiting for them to continue and the player presses up then run execute options with the selected node.</text:span></text:p>
      <text:p text:style-name="Standard"><text:span text:style-name="T1"/></text:p>
      <text:p text:style-name="Standard"><text:span text:style-name="T1">If we are waiting for the player to use an item.</text:span></text:p>
      <text:p text:style-name="Standard"><text:span text:style-name="T1"/></text:p>
      <text:p text:style-name="P11"><text:span text:style-name="T3">Waiting for player</text:span></text:p>
      <text:p text:style-name="P9"><text:span text:style-name="T3">if the player picks an inital option run Atempt Action with the correct node description</text:span></text:p>
      <text:p text:style-name="Standard"><text:span text:style-name="T1"/></text:p>
      <text:p text:style-name="P10"><text:span text:style-name="T2">Atempt Action(node_Description_Contence) // Continue</text:span></text:p>
      <text:p text:style-name="P4">If they dont need an item then read the description on what hapens.</text:p>
      <text:p text:style-name="P4">If they do need an item then loop back into present options.</text:p>
      <text:p text:style-name="P4">If they need an item and have an item run optionToUseItem.</text:p>
      <text:p text:style-name="P4"/>
      <text:p text:style-name="P7">OptionToUseItem</text:p>
      <text:p text:style-name="P4">Set the play as waiting to use the item.</text:p>
      <text:p text:style-name="P4">If they use the item run Execute Options with the correct node.</text:p>
      <text:p text:style-name="P4"/>
      <text:p text:style-name="P7">Execute Options(node_controller)</text:p>
      <text:p text:style-name="P4">Tell the Node_Manager what the next node i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8M28S</meta:editing-duration>
    <meta:editing-cycles>52</meta:editing-cycles>
    <meta:generator>OpenOffice/4.1.5$Win32 OpenOffice.org_project/415m1$Build-9789</meta:generator>
    <dc:date>2018-07-04T23:30:35.10</dc:date>
    <meta:document-statistic meta:table-count="0" meta:image-count="0" meta:object-count="0" meta:page-count="2" meta:paragraph-count="45" meta:word-count="290" meta:character-count="1583"/>
    <meta:user-defined meta:name="Info 1"/>
    <meta:user-defined meta:name="Info 2"/>
    <meta:user-defined meta:name="Info 3"/>
    <meta:user-defined meta:name="Info 4"/>
  </office:meta>
</office:document-meta>
</file>